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4"/>
        <table:table-row table:style-name="ro1">
          <table:table-cell table:style-name="ce2" office:value-type="string" calcext:value-type="string">
            <text:p>Header Pin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ico Pin</text:p>
          </table:table-cell>
          <table:table-cell table:style-name="ce2" office:value-type="string" calcext:value-type="string">
            <text:p>Daisy Seed Pin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c sclk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 Digita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c re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 DC (data/command)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dec sdout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play data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2C sd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play sclk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2C sc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 cs (chip select)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dec lrclk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play rese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 sdin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 clipp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put clipp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it switch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ter switch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3V out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coder 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coder 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tentiometer P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tentiometer P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tentiometer P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n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8,13,18,23,28,33,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2:54:02.621653954</meta:creation-date>
    <dc:date>2024-03-02T14:34:36.767758672</dc:date>
    <meta:editing-duration>PT1H47M</meta:editing-duration>
    <meta:editing-cycles>29</meta:editing-cycles>
    <meta:generator>LibreOffice/7.3.7.2$Linux_X86_64 LibreOffice_project/30$Build-2</meta:generator>
    <meta:document-statistic meta:table-count="1" meta:cell-count="130" meta:object-count="0"/>
  </office:meta>
</office:document-meta>
</file>